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ing up the robot's systems, including Xbox controller teleoperation</text:p>
      <text:p text:style-name="Standard">$ roscd cwru_semi_stable</text:p>
      <text:p text:style-name="Standard">$ roslaunch cwru_bringup.launch</text:p>
      <text:p text:style-name="Standard"/>
      <text:p text:style-name="Standard">Start mapping</text:p>
      <text:p text:style-name="Standard">$ roscd cwru_tour_guide</text:p>
      <text:p text:style-name="Standard">$ roslaunch tour_guide_slam_mapping.launch</text:p>
      <text:p text:style-name="Standard"/>
      <text:p text:style-name="Standard">Start visualization</text:p>
      <text:p text:style-name="Standard">$ rosrun rviz rviz</text:p>
      <text:p text:style-name="Standard"/>
      <text:p text:style-name="Standard">Make sure that “fixed frame” is set to “/map”, and “target_frame” is “base_link”</text:p>
      <text:p text:style-name="Standard">A map should be displayed that will expand as the robot is driven around via Xbox controller. <text:s/>Drive the robot around slowly, and rotate in place often for best results.</text:p>
      <text:p text:style-name="Standard"/>
      <text:p text:style-name="Standard">To save the map, in a new terminal run</text:p>
      <text:p text:style-name="Standard">$ rosrun map_server map_saver</text:p>
      <text:p text:style-name="Standard"/>
      <text:p text:style-name="Standard">This will save two files. <text:s/>map.pgm is an image and a map.yaml is an info file). <text:s/>Copy the files into a new folder in the cwru_maps/maps folder.</text:p>
      <text:p text:style-name="Standard"/>
      <text:p text:style-name="Standard">Open map.pgm in gimp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2-07-05T13:49:28</meta:creation-date>
    <dc:date>2012-07-05T17:15:54</dc:date>
    <dc:creator>roberto </dc:creator>
    <meta:editing-duration>PT3H11M16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14" meta:word-count="116" meta:character-count="721" meta:non-whitespace-character-count="614"/>
  </office:meta>
</office:document-meta>
</file>